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8D000000B54EBB0F33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556cm" svg:x="0.254cm" svg:y="0.254cm">
          <draw:image xlink:href="Pictures/200000020000018D000000B54EBB0F33.eps" xlink:type="simple" xlink:show="embed" xlink:actuate="onLoad">
            <text:p/>
          </draw:image>
        </draw:frame>
        <draw:frame draw:style-name="gr2" draw:layer="layout" svg:width="2.974cm" svg:height="2.988cm" svg:x="5.334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6T18:25:59</dc:date>
    <dc:creator>kkk </dc:creator>
    <meta:document-statistic meta:object-count="2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sub>
                <mi>S</mi>
                <mi>a</mi>
              </msub>
              <mo>¯</mo>
            </mover>
            <mover accent="true">
              <msub>
                <mi>S</mi>
                <mi>b</mi>
              </msub>
              <mo>¯</mo>
            </mover>
            <mover accent="true">
              <mi>R</mi>
              <mo>¯</mo>
            </mover>
            <mphantom>
              <mstyle>
                <mrow>
                  <mi mathvariant="italic">xxxx</mi>
                </mrow>
              </mstyle>
            </mphantom>
            <mi>Q</mi>
            <mphantom>
              <mstyle>
                <mrow>
                  <mi mathvariant="italic">xxxx</mi>
                </mrow>
              </mstyle>
            </mphantom>
            <mover accent="true">
              <mi>Q</mi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i>?</mi>
            <mphantom>
              <mstyle>
                <mrow>
                  <mi mathvariant="italic">xxxx</mi>
                </mrow>
              </mstyle>
            </mphantom>
            <mi>?</mi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0</mn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i>?</mi>
            <mphantom>
              <mstyle>
                <mrow>
                  <mi mathvariant="italic">xxxx</mi>
                </mrow>
              </mstyle>
            </mphantom>
            <mi>?</mi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i>?</mi>
            <mphantom>
              <mstyle>
                <mrow>
                  <mi mathvariant="italic">xxxx</mi>
                </mrow>
              </mstyle>
            </mphantom>
            <mi>?</mi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sub>
              <mi>Q</mi>
              <mrow>
                <mi>n</mi>
                <mo stretchy="false">−</mo>
                <mn>1</mn>
              </mrow>
            </msub>
            <mphantom>
              <mstyle>
                <mrow>
                  <mi>x</mi>
                </mrow>
              </mstyle>
            </mphantom>
            <mover accent="true">
              <msub>
                <mi>Q</mi>
                <mrow>
                  <mi>n</mi>
                  <mo stretchy="false">−</mo>
                  <mn>1</mn>
                </mrow>
              </msub>
              <mo>¯</mo>
            </mover>
          </mrow>
        </mtd>
      </mtr>
    </mtable>
    <annotation encoding="StarMath 5.0">stack{
alignl overline{S_a} overline{S_b} overline{R} phantom{xxxx} Q phantom{xxxx} overline{Q} #
alignl 0 phantom{x} 0 phantom{x} 0 phantom{xxxx} ? phantom{xxxx} ? #
alignl 0 phantom{x} 0 phantom{x} 1 phantom{xxxx} 1 phantom{xxxx} 0 #
alignl 0 phantom{x} 1 phantom{x} 0 phantom{xxxx} ? phantom{xxxx} ? #
alignl 0 phantom{x} 1 phantom{x} 1 phantom{xxxx} 1 phantom{xxxx} 0 #
alignl 1 phantom{x} 0 phantom{x} 0 phantom{xxxx} ? phantom{xxxx} ? #
alignl 1 phantom{x} 0 phantom{x} 1 phantom{xxxx} 1 phantom{xxxx} 0 #
alignl 1 phantom{x} 1 phantom{x} 0 phantom{xxxx} 0 phantom{xxxx} 1 #
alignl 1 phantom{x} 1 phantom{x} 1 phantom{xxxx} Q_{n-1} phantom{x} overline{Q_{n-1}} 
}</annotation>
  </semantics>
</math>
</file>